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c0"/>
    </style:style>
    <style:style style:name="T5" style:family="text">
      <style:text-properties fo:color="#0000c0" fo:font-style="italic" style:font-style-asian="italic" style:font-style-complex="italic"/>
    </style:style>
    <style:style style:name="T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2a00ff"/>
    </style:style>
    <style:style style:name="T8" style:family="text">
      <style:text-properties fo:color="#6a3e3e"/>
    </style:style>
    <style:style style:name="T9" style:family="text">
      <style:text-properties fo:color="#3f7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ort</text:span> java.util.*;</text:p>
      <text:p text:style-name="P6"><text:span text:style-name="T1">class</text:span><text:span text:style-name="T2"> Playfair{</text:span></text:p>
      <text:p text:style-name="P6"><text:span text:style-name="T1">static</text:span><text:span text:style-name="T2"> Scanner </text:span><text:span text:style-name="T5">sc</text:span><text:span text:style-name="T2">=</text:span><text:span text:style-name="T1">new</text:span><text:span text:style-name="T2"> Scanner(System.</text:span><text:span text:style-name="T6">in</text:span><text:span text:style-name="T2">);</text:span></text:p>
      <text:p text:style-name="P6"><text:span text:style-name="T1">static</text:span><text:span text:style-name="T2"> String </text:span><text:span text:style-name="T5">pattern</text:span><text:span text:style-name="T2">=</text:span><text:span text:style-name="T7">"1234567890ABCDEFGHIJKLMNOPQRSTUVWXYZ"</text:span><text:span text:style-name="T2">,</text:span><text:span text:style-name="T5">key</text:span><text:span text:style-name="T2">,</text:span><text:span text:style-name="T5">plain</text:span><text:span text:style-name="T2">=</text:span><text:span text:style-name="T7">""</text:span><text:span text:style-name="T2">,</text:span><text:span text:style-name="T5">cipher</text:span><text:span text:style-name="T2">=</text:span><text:span text:style-name="T7">""</text:span><text:span text:style-name="T2">;</text:span></text:p>
      <text:p text:style-name="P6"><text:span text:style-name="T1">static</text:span><text:span text:style-name="T2"> </text:span><text:span text:style-name="T1">char</text:span><text:span text:style-name="T2">[][] </text:span><text:span text:style-name="T5">mat</text:span><text:span text:style-name="T2">=</text:span><text:span text:style-name="T1">new</text:span><text:span text:style-name="T2"> </text:span><text:span text:style-name="T1">char</text:span><text:span text:style-name="T2">[6][6];</text:span></text:p>
      <text:p text:style-name="P6"><text:span text:style-name="T1">static</text:span><text:span text:style-name="T2"> ArrayList&lt;String&gt; </text:span><text:span text:style-name="T5">slice</text:span><text:span text:style-name="T2">=</text:span><text:span text:style-name="T1">new</text:span><text:span text:style-name="T2"> ArrayList&lt;String&gt;(); </text:span><text:span text:style-name="T1">static</text:span><text:span text:style-name="T2"> ArrayList&lt;String&gt; </text:span><text:span text:style-name="T5">enc_slice</text:span><text:span text:style-name="T2">=</text:span><text:span text:style-name="T1">new</text:span><text:span text:style-name="T2"> ArrayList&lt;String&gt;();</text:span></text:p>
      <text:p text:style-name="P6"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</text:span><text:span text:style-name="T2">) </text:span><text:span text:style-name="T1">throws</text:span><text:span text:style-name="T2"> Exception </text:span></text:p>
      <text:p text:style-name="P5">{</text:p>
      <text:p text:style-name="P6"><text:span text:style-name="T2">System.</text:span><text:span text:style-name="T6">out</text:span><text:span text:style-name="T2">.println(</text:span><text:span text:style-name="T7">"Enter choice, Encryption 'E' or Decryption 'D'"</text:span><text:span text:style-name="T2">);</text:span></text:p>
      <text:p text:style-name="P6"><text:span text:style-name="T1">char</text:span><text:span text:style-name="T2"> </text:span><text:span text:style-name="T8">choice</text:span><text:span text:style-name="T2"> = (</text:span><text:span text:style-name="T1">char</text:span><text:span text:style-name="T2">)System.</text:span><text:span text:style-name="T6">in</text:span><text:span text:style-name="T2">.read();</text:span></text:p>
      <text:p text:style-name="P6"/>
      <text:p text:style-name="P6"><text:span text:style-name="T2"><text:tab/><text:tab/></text:span><text:span text:style-name="T1">if</text:span><text:span text:style-name="T2">(</text:span><text:span text:style-name="T3">keycheck</text:span><text:span text:style-name="T2">()==</text:span><text:span text:style-name="T1">true</text:span><text:span text:style-name="T2">)</text:span></text:p>
      <text:p text:style-name="P6"><text:span text:style-name="T2"><text:tab/><text:tab/><text:tab/></text:span><text:span text:style-name="T1">switch</text:span><text:span text:style-name="T2">(</text:span><text:span text:style-name="T8">choice</text:span><text:span text:style-name="T2">)</text:span></text:p>
      <text:p text:style-name="P5">{</text:p>
      <text:p text:style-name="P6"><text:span text:style-name="T1">case</text:span><text:span text:style-name="T2"> </text:span><text:span text:style-name="T7">'E'</text:span><text:span text:style-name="T2">: {System.</text:span><text:span text:style-name="T6">out</text:span><text:span text:style-name="T2">.println(</text:span><text:span text:style-name="T7">"Ready for Encryption"</text:span><text:span text:style-name="T2">); </text:span><text:span text:style-name="T3">encrypt</text:span><text:span text:style-name="T2">();}</text:span></text:p>
      <text:p text:style-name="P6"><text:span text:style-name="T2"><text:tab/><text:tab/></text:span><text:span text:style-name="T1">break</text:span><text:span text:style-name="T2">;</text:span></text:p>
      <text:p text:style-name="P6"><text:span text:style-name="T1">case</text:span><text:span text:style-name="T2"> </text:span><text:span text:style-name="T7">'D'</text:span><text:span text:style-name="T2">: {System.</text:span><text:span text:style-name="T6">out</text:span><text:span text:style-name="T2">.println(</text:span><text:span text:style-name="T7">"Ready for Decryption"</text:span><text:span text:style-name="T2">); </text:span><text:span text:style-name="T3">decrypt</text:span><text:span text:style-name="T2">();}</text:span></text:p>
      <text:p text:style-name="P6"><text:span text:style-name="T2"><text:tab/><text:tab/></text:span><text:span text:style-name="T1">break</text:span><text:span text:style-name="T2">;</text:span></text:p>
      <text:p text:style-name="P6"><text:span text:style-name="T1">default</text:span><text:span text:style-name="T2"> : System.</text:span><text:span text:style-name="T6">out</text:span><text:span text:style-name="T2">.println(</text:span><text:span text:style-name="T7">"Choose a valid option"</text:span><text:span text:style-name="T2">);</text:span></text:p>
      <text:p text:style-name="P5">}</text:p>
      <text:p text:style-name="P6"><text:span text:style-name="T2"><text:tab/><text:tab/></text:span><text:span text:style-name="T1">else</text:span><text:span text:style-name="T2"> </text:span><text:span text:style-name="T3">keycheck</text:span><text:span text:style-name="T2">();</text:span></text:p>
      <text:p text:style-name="P5">}</text:p>
      <text:p text:style-name="P6"/>
      <text:p text:style-name="P6"><text:span text:style-name="T1">static</text:span><text:span text:style-name="T2"> </text:span><text:span text:style-name="T1">void</text:span><text:span text:style-name="T2"> encrypt() </text:span><text:span text:style-name="T1">throws</text:span><text:span text:style-name="T2"> Exception</text:span></text:p>
      <text:p text:style-name="P6"><text:span text:style-name="T2">{ <text:s text:c="2"/>System.</text:span><text:span text:style-name="T6">out</text:span><text:span text:style-name="T2">.println(</text:span><text:span text:style-name="T7">"Enter plain text to encrypt, valid symbols are: A-Z and 0-9"</text:span><text:span text:style-name="T2">);</text:span></text:p>
      <text:p text:style-name="P6"><text:span text:style-name="T2"><text:s text:c="4"/></text:span><text:span text:style-name="T5">plain</text:span><text:span text:style-name="T2">=</text:span><text:span text:style-name="T5">sc</text:span><text:span text:style-name="T2">.next();</text:span></text:p>
      <text:p text:style-name="P6"><text:span text:style-name="T2"><text:s text:c="4"/><text:tab/></text:span><text:span text:style-name="T3">split</text:span><text:span text:style-name="T2">(</text:span><text:span text:style-name="T5">plain</text:span><text:span text:style-name="T2">);</text:span><text:span text:style-name="T3">encode</text:span><text:span text:style-name="T2">();</text:span></text:p>
      <text:p text:style-name="P6"><text:span text:style-name="T2"><text:tab/><text:tab/>System.</text:span><text:span text:style-name="T6">out</text:span><text:span text:style-name="T2">.println(</text:span><text:span text:style-name="T7">"Cipher text is: "</text:span><text:span text:style-name="T2">+</text:span><text:span text:style-name="T5">cipher</text:span><text:span text:style-name="T2">);</text:span></text:p>
      <text:p text:style-name="P5"><text:tab/><text:tab/></text:p>
      <text:p text:style-name="P5">}</text:p>
      <text:p text:style-name="P6"><text:span text:style-name="T1">static</text:span><text:span text:style-name="T2"> </text:span><text:span text:style-name="T1">void</text:span><text:span text:style-name="T2"> decrypt() </text:span><text:span text:style-name="T1">throws</text:span><text:span text:style-name="T2"> Exception</text:span></text:p>
      <text:p text:style-name="P6"><text:span text:style-name="T2">{ <text:s text:c="3"/>System.</text:span><text:span text:style-name="T6">out</text:span><text:span text:style-name="T2">.println(</text:span><text:span text:style-name="T7">"Enter cipher text to decrypt, valid symbols are: A-Z and 0-9"</text:span><text:span text:style-name="T2">);</text:span></text:p>
      <text:p text:style-name="P6"><text:span text:style-name="T2"><text:s text:c="7"/></text:span><text:span text:style-name="T5">cipher</text:span><text:span text:style-name="T2">=</text:span><text:span text:style-name="T5">sc</text:span><text:span text:style-name="T2">.next();</text:span></text:p>
      <text:p text:style-name="P6"><text:span text:style-name="T2"><text:tab/><text:tab/><text:tab/></text:span><text:span text:style-name="T3">split</text:span><text:span text:style-name="T2">(</text:span><text:span text:style-name="T5">cipher</text:span><text:span text:style-name="T2">);</text:span><text:span text:style-name="T3">decode</text:span><text:span text:style-name="T2">();</text:span></text:p>
      <text:p text:style-name="P6"><text:span text:style-name="T2"><text:tab/><text:tab/><text:tab/>System.</text:span><text:span text:style-name="T6">out</text:span><text:span text:style-name="T2">.println(</text:span><text:span text:style-name="T7">"Plain text is: "</text:span><text:span text:style-name="T2">+</text:span><text:span text:style-name="T5">plain</text:span><text:span text:style-name="T2">);</text:span></text:p>
      <text:p text:style-name="P5"><text:tab/><text:tab/><text:tab/></text:p>
      <text:p text:style-name="P5">}</text:p>
      <text:p text:style-name="P6"/>
      <text:p text:style-name="P6"><text:span text:style-name="T1">static</text:span><text:span text:style-name="T2"> </text:span><text:span text:style-name="T1">void</text:span><text:span text:style-name="T2"> matrix(String </text:span><text:span text:style-name="T8">k</text:span><text:span text:style-name="T2">) </text:span><text:span text:style-name="T1">throws</text:span><text:span text:style-name="T2"> Exception</text:span></text:p>
      <text:p text:style-name="P5">{</text:p>
      <text:p text:style-name="P6"><text:span text:style-name="T2"><text:s/></text:span><text:span text:style-name="T1">char</text:span><text:span text:style-name="T2">[] </text:span><text:span text:style-name="T8">arr</text:span><text:span text:style-name="T2">=</text:span><text:span text:style-name="T5">pattern</text:span><text:span text:style-name="T2">.toCharArray();</text:span></text:p>
      <text:p text:style-name="P6"><text:span text:style-name="T2"><text:s/></text:span><text:span text:style-name="T1">int</text:span><text:span text:style-name="T2"> </text:span><text:span text:style-name="T8">l</text:span><text:span text:style-name="T2">=0,</text:span><text:span text:style-name="T8">t</text:span><text:span text:style-name="T2">=0;</text:span></text:p>
      <text:p text:style-name="P6"><text:span text:style-name="T2"><text:s/></text:span><text:span text:style-name="T1">for</text:span><text:span text:style-name="T2">(</text:span><text:span text:style-name="T1">int</text:span><text:span text:style-name="T2"> </text:span><text:span text:style-name="T8">i</text:span><text:span text:style-name="T2">=0; </text:span><text:span text:style-name="T8">i</text:span><text:span text:style-name="T2">&lt;6;</text:span><text:span text:style-name="T8">i</text:span><text:span text:style-name="T2">++)</text:span></text:p>
      <text:p text:style-name="P6"><text:span text:style-name="T2"><text:s text:c="2"/>{</text:span><text:span text:style-name="T1">for</text:span><text:span text:style-name="T2">(</text:span><text:span text:style-name="T1">int</text:span><text:span text:style-name="T2"> </text:span><text:span text:style-name="T8">j</text:span><text:span text:style-name="T2">=0; </text:span><text:span text:style-name="T8">j</text:span><text:span text:style-name="T2">&lt;6;</text:span><text:span text:style-name="T8">j</text:span><text:span text:style-name="T2">++)</text:span></text:p>
      <text:p text:style-name="P5"><text:tab/>{</text:p>
      <text:p text:style-name="P5"><text:tab/></text:p>
      <text:p text:style-name="P6"><text:span text:style-name="T2"><text:tab/></text:span><text:span text:style-name="T1">if</text:span><text:span text:style-name="T2">(</text:span><text:span text:style-name="T8">l</text:span><text:span text:style-name="T2">&lt;</text:span><text:span text:style-name="T8">k</text:span><text:span text:style-name="T2">.length())</text:span></text:p>
      <text:p text:style-name="P5"><text:tab/>{ <text:tab/></text:p>
      <text:p text:style-name="P6"><text:span text:style-name="T2"><text:s/><text:tab/></text:span><text:span text:style-name="T5">mat</text:span><text:span text:style-name="T2">[</text:span><text:span text:style-name="T8">i</text:span><text:span text:style-name="T2">][</text:span><text:span text:style-name="T8">j</text:span><text:span text:style-name="T2">]=</text:span><text:span text:style-name="T8">k</text:span><text:span text:style-name="T2">.charAt(</text:span><text:span text:style-name="T8">l</text:span><text:span text:style-name="T2">);</text:span></text:p>
      <text:p text:style-name="P6"><text:span text:style-name="T2"><text:tab/></text:span><text:span text:style-name="T8">l</text:span><text:span text:style-name="T2">++; </text:span><text:span text:style-name="T1">continue</text:span><text:span text:style-name="T2">;</text:span></text:p>
      <text:p text:style-name="P5"><text:s/><text:tab/>}</text:p>
      <text:p text:style-name="P5"><text:tab/></text:p>
      <text:p text:style-name="P6"><text:span text:style-name="T2"><text:tab/></text:span><text:span text:style-name="T1">while</text:span><text:span text:style-name="T2">(</text:span><text:span text:style-name="T1">true</text:span><text:span text:style-name="T2">)</text:span></text:p>
      <text:p text:style-name="P5"><text:tab/>{ <text:s/><text:tab/> </text:p>
      <text:p text:style-name="P6"><text:span text:style-name="T2"><text:tab/></text:span><text:span text:style-name="T1">if</text:span><text:span text:style-name="T2">(!</text:span><text:span text:style-name="T8">k</text:span><text:span text:style-name="T2">.contains(</text:span><text:span text:style-name="T8">arr</text:span><text:span text:style-name="T2">[</text:span><text:span text:style-name="T8">t</text:span><text:span text:style-name="T2">]+</text:span><text:span text:style-name="T7">""</text:span><text:span text:style-name="T2">)) </text:span></text:p>
      <text:p text:style-name="P6"><text:soft-page-break/><text:span text:style-name="T2"><text:tab/> <text:s/>{</text:span><text:span text:style-name="T5">mat</text:span><text:span text:style-name="T2">[</text:span><text:span text:style-name="T8">i</text:span><text:span text:style-name="T2">][</text:span><text:span text:style-name="T8">j</text:span><text:span text:style-name="T2">] = </text:span><text:span text:style-name="T8">arr</text:span><text:span text:style-name="T2">[</text:span><text:span text:style-name="T8">t</text:span><text:span text:style-name="T2">]; <text:s/></text:span><text:span text:style-name="T8">t</text:span><text:span text:style-name="T2">++; </text:span><text:span text:style-name="T1">break</text:span><text:span text:style-name="T2">;} </text:span></text:p>
      <text:p text:style-name="P6"><text:span text:style-name="T2"><text:tab/></text:span><text:span text:style-name="T1">else</text:span><text:span text:style-name="T2"> {</text:span><text:span text:style-name="T8">t</text:span><text:span text:style-name="T2">++; </text:span><text:span text:style-name="T1">continue</text:span><text:span text:style-name="T2">;}</text:span></text:p>
      <text:p text:style-name="P5"><text:tab/>}</text:p>
      <text:p text:style-name="P5"><text:tab/>}</text:p>
      <text:p text:style-name="P5"><text:tab/>}</text:p>
      <text:p text:style-name="P6"><text:span text:style-name="T2">System.</text:span><text:span text:style-name="T6">out</text:span><text:span text:style-name="T2">.println(</text:span><text:span text:style-name="T7">"Press Y to print matrix"</text:span><text:span text:style-name="T2">);</text:span></text:p>
      <text:p text:style-name="P6"><text:span text:style-name="T1">if</text:span><text:span text:style-name="T2">((</text:span><text:span text:style-name="T1">char</text:span><text:span text:style-name="T2">)System.</text:span><text:span text:style-name="T6">in</text:span><text:span text:style-name="T2">.read()==</text:span><text:span text:style-name="T7">'Y'</text:span><text:span text:style-name="T2">)</text:span></text:p>
      <text:p text:style-name="P6"><text:span text:style-name="T2">{ <text:s text:c="4"/>System.</text:span><text:span text:style-name="T6">out</text:span><text:span text:style-name="T2">.println(</text:span><text:span text:style-name="T7">"Generated matrix is: "</text:span><text:span text:style-name="T2">);</text:span></text:p>
      <text:p text:style-name="P6"/>
      <text:p text:style-name="P6"><text:span text:style-name="T2"><text:tab/></text:span><text:span text:style-name="T1">for</text:span><text:span text:style-name="T2"> (</text:span><text:span text:style-name="T1">int</text:span><text:span text:style-name="T2"> </text:span><text:span text:style-name="T8">i</text:span><text:span text:style-name="T2"> = 0; </text:span><text:span text:style-name="T8">i</text:span><text:span text:style-name="T2"> &lt; </text:span><text:span text:style-name="T5">mat</text:span><text:span text:style-name="T2">.</text:span><text:span text:style-name="T4">length</text:span><text:span text:style-name="T2">; </text:span><text:span text:style-name="T8">i</text:span><text:span text:style-name="T2">++) {</text:span></text:p>
      <text:p text:style-name="P6"><text:span text:style-name="T2"><text:s text:c="4"/></text:span><text:span text:style-name="T1">for</text:span><text:span text:style-name="T2"> (</text:span><text:span text:style-name="T1">int</text:span><text:span text:style-name="T2"> </text:span><text:span text:style-name="T8">j</text:span><text:span text:style-name="T2"> = 0; </text:span><text:span text:style-name="T8">j</text:span><text:span text:style-name="T2"> &lt; </text:span><text:span text:style-name="T5">mat</text:span><text:span text:style-name="T2">[</text:span><text:span text:style-name="T8">i</text:span><text:span text:style-name="T2">].</text:span><text:span text:style-name="T4">length</text:span><text:span text:style-name="T2">; </text:span><text:span text:style-name="T8">j</text:span><text:span text:style-name="T2">++) {</text:span></text:p>
      <text:p text:style-name="P6"><text:span text:style-name="T2"><text:s text:c="8"/>System.</text:span><text:span text:style-name="T6">out</text:span><text:span text:style-name="T2">.print(</text:span><text:span text:style-name="T5">mat</text:span><text:span text:style-name="T2">[</text:span><text:span text:style-name="T8">i</text:span><text:span text:style-name="T2">][</text:span><text:span text:style-name="T8">j</text:span><text:span text:style-name="T2">] + </text:span><text:span text:style-name="T7">" "</text:span><text:span text:style-name="T2">);</text:span></text:p>
      <text:p text:style-name="P5"><text:s text:c="4"/>}</text:p>
      <text:p text:style-name="P6"><text:span text:style-name="T2"><text:s text:c="4"/>System.</text:span><text:span text:style-name="T6">out</text:span><text:span text:style-name="T2">.println();</text:span></text:p>
      <text:p text:style-name="P5"><text:s text:c="2"/>}</text:p>
      <text:p text:style-name="P5">}</text:p>
      <text:p text:style-name="P5">}</text:p>
      <text:p text:style-name="P6"/>
      <text:p text:style-name="P6"><text:span text:style-name="T1">static</text:span><text:span text:style-name="T2"> </text:span><text:span text:style-name="T1">boolean</text:span><text:span text:style-name="T2"> keycheck() </text:span><text:span text:style-name="T1">throws</text:span><text:span text:style-name="T2"> Exception</text:span></text:p>
      <text:p text:style-name="P6"><text:span text:style-name="T2">{</text:span><text:span text:style-name="T1">int</text:span><text:span text:style-name="T2"> </text:span><text:span text:style-name="T8">i</text:span><text:span text:style-name="T2">,</text:span><text:span text:style-name="T8">j</text:span><text:span text:style-name="T2">=0,</text:span><text:span text:style-name="T8">f</text:span><text:span text:style-name="T2">=0;</text:span></text:p>
      <text:p text:style-name="P6"><text:span text:style-name="T2">System.</text:span><text:span text:style-name="T6">out</text:span><text:span text:style-name="T2">.println(</text:span><text:span text:style-name="T7">"Enter the key, valid symbols are: A-Z and 0-9 without repeatations"</text:span><text:span text:style-name="T2">);</text:span></text:p>
      <text:p text:style-name="P6"><text:span text:style-name="T5">key</text:span><text:span text:style-name="T2"> = </text:span><text:span text:style-name="T5">sc</text:span><text:span text:style-name="T2">.next();</text:span></text:p>
      <text:p text:style-name="P6"/>
      <text:p text:style-name="P6"><text:span text:style-name="T1">for</text:span><text:span text:style-name="T2">(</text:span><text:span text:style-name="T8">i</text:span><text:span text:style-name="T2">=0;</text:span><text:span text:style-name="T8">i</text:span><text:span text:style-name="T2">&lt;</text:span><text:span text:style-name="T5">key</text:span><text:span text:style-name="T2">.length();</text:span><text:span text:style-name="T8">i</text:span><text:span text:style-name="T2">++)</text:span></text:p>
      <text:p text:style-name="P6"><text:span text:style-name="T2"><text:tab/><text:tab/>{</text:span><text:span text:style-name="T1">for</text:span><text:span text:style-name="T2">(</text:span><text:span text:style-name="T8">j</text:span><text:span text:style-name="T2">=</text:span><text:span text:style-name="T8">i</text:span><text:span text:style-name="T2">+1;</text:span><text:span text:style-name="T8">j</text:span><text:span text:style-name="T2">&lt;</text:span><text:span text:style-name="T5">key</text:span><text:span text:style-name="T2">.length();</text:span><text:span text:style-name="T8">j</text:span><text:span text:style-name="T2">++)</text:span></text:p>
      <text:p text:style-name="P6"><text:span text:style-name="T2"><text:tab/><text:tab/> <text:s/></text:span><text:span text:style-name="T1">if</text:span><text:span text:style-name="T2">(</text:span><text:span text:style-name="T5">key</text:span><text:span text:style-name="T2">.charAt(</text:span><text:span text:style-name="T8">i</text:span><text:span text:style-name="T2">)==</text:span><text:span text:style-name="T5">key</text:span><text:span text:style-name="T2">.charAt(</text:span><text:span text:style-name="T8">j</text:span><text:span text:style-name="T2">)) </text:span><text:span text:style-name="T8">f</text:span><text:span text:style-name="T2">=1;</text:span></text:p>
      <text:p text:style-name="P5"><text:tab/><text:tab/> }</text:p>
      <text:p text:style-name="P6"/>
      <text:p text:style-name="P6"><text:span text:style-name="T2"><text:tab/><text:tab/></text:span><text:span text:style-name="T1">for</text:span><text:span text:style-name="T2">(</text:span><text:span text:style-name="T8">i</text:span><text:span text:style-name="T2">=0;</text:span><text:span text:style-name="T8">i</text:span><text:span text:style-name="T2">&lt;</text:span><text:span text:style-name="T5">key</text:span><text:span text:style-name="T2">.length();</text:span><text:span text:style-name="T8">i</text:span><text:span text:style-name="T2">++)</text:span></text:p>
      <text:p text:style-name="P5"><text:tab/><text:tab/>{</text:p>
      <text:p text:style-name="P6"><text:span text:style-name="T2"><text:tab/><text:tab/></text:span><text:span text:style-name="T1">if</text:span><text:span text:style-name="T2">(</text:span><text:span text:style-name="T5">pattern</text:span><text:span text:style-name="T2">.contains(</text:span><text:span text:style-name="T5">key</text:span><text:span text:style-name="T2">.charAt(</text:span><text:span text:style-name="T8">i</text:span><text:span text:style-name="T2">)+</text:span><text:span text:style-name="T7">""</text:span><text:span text:style-name="T2">)) <text:tab/><text:tab/><text:tab/><text:tab/></text:span></text:p>
      <text:p text:style-name="P6"><text:span text:style-name="T2"><text:tab/><text:tab/></text:span><text:span text:style-name="T1">continue</text:span><text:span text:style-name="T2">;</text:span></text:p>
      <text:p text:style-name="P6"><text:span text:style-name="T2"><text:tab/><text:tab/></text:span><text:span text:style-name="T1">else</text:span><text:span text:style-name="T2"> </text:span><text:span text:style-name="T1">break</text:span><text:span text:style-name="T2">;}</text:span></text:p>
      <text:p text:style-name="P5"><text:tab/><text:tab/></text:p>
      <text:p text:style-name="P6"><text:span text:style-name="T2"><text:tab/><text:tab/></text:span><text:span text:style-name="T1">if</text:span><text:span text:style-name="T2">((</text:span><text:span text:style-name="T8">i</text:span><text:span text:style-name="T2">==</text:span><text:span text:style-name="T5">key</text:span><text:span text:style-name="T2">.length())&amp;&amp;(</text:span><text:span text:style-name="T8">f</text:span><text:span text:style-name="T2">==0))</text:span></text:p>
      <text:p text:style-name="P6"><text:span text:style-name="T2"><text:tab/><text:tab/>{</text:span><text:span text:style-name="T3">matrix</text:span><text:span text:style-name="T2">(</text:span><text:span text:style-name="T5">key</text:span><text:span text:style-name="T2">);</text:span><text:span text:style-name="T1">return</text:span><text:span text:style-name="T2"> </text:span><text:span text:style-name="T1">true</text:span><text:span text:style-name="T2">;}</text:span></text:p>
      <text:p text:style-name="P6"><text:span text:style-name="T2"><text:tab/><text:tab/></text:span><text:span text:style-name="T1">else</text:span></text:p>
      <text:p text:style-name="P6"><text:span text:style-name="T2"><text:tab/><text:tab/>{System.</text:span><text:span text:style-name="T6">out</text:span><text:span text:style-name="T2">.println(</text:span><text:span text:style-name="T7">"Entered key: "</text:span><text:span text:style-name="T2">+</text:span><text:span text:style-name="T5">key</text:span><text:span text:style-name="T2">+</text:span><text:span text:style-name="T7">" is not accepted, try again."</text:span><text:span text:style-name="T2">); <text:tab/><text:tab/><text:tab/></text:span><text:span text:style-name="T1">return</text:span><text:span text:style-name="T2"> </text:span><text:span text:style-name="T1">false</text:span><text:span text:style-name="T2">;} </text:span></text:p>
      <text:p text:style-name="P5">}</text:p>
      <text:p text:style-name="P6"/>
      <text:p text:style-name="P6"><text:span text:style-name="T1">static</text:span><text:span text:style-name="T2"> </text:span><text:span text:style-name="T1">void</text:span><text:span text:style-name="T2"> split(String </text:span><text:span text:style-name="T8">text</text:span><text:span text:style-name="T2">) </text:span><text:span text:style-name="T1">throws</text:span><text:span text:style-name="T2"> Exception</text:span></text:p>
      <text:p text:style-name="P5">{</text:p>
      <text:p text:style-name="P6"><text:span text:style-name="T2"><text:tab/></text:span><text:span text:style-name="T1">int</text:span><text:span text:style-name="T2"> </text:span><text:span text:style-name="T8">i</text:span><text:span text:style-name="T2">;</text:span></text:p>
      <text:p text:style-name="P6"><text:span text:style-name="T2"><text:tab/></text:span><text:span text:style-name="T1">for</text:span><text:span text:style-name="T2">(</text:span><text:span text:style-name="T8">i</text:span><text:span text:style-name="T2">=1;</text:span><text:span text:style-name="T8">i</text:span><text:span text:style-name="T2">&lt;</text:span><text:span text:style-name="T8">text</text:span><text:span text:style-name="T2">.length();)</text:span></text:p>
      <text:p text:style-name="P6"><text:span text:style-name="T2"><text:tab/>{</text:span><text:span text:style-name="T1">if</text:span><text:span text:style-name="T2">(</text:span><text:span text:style-name="T8">text</text:span><text:span text:style-name="T2">.charAt(</text:span><text:span text:style-name="T8">i</text:span><text:span text:style-name="T2">-1)!=</text:span><text:span text:style-name="T8">text</text:span><text:span text:style-name="T2">.charAt(</text:span><text:span text:style-name="T8">i</text:span><text:span text:style-name="T2">))</text:span></text:p>
      <text:p text:style-name="P6"><text:span text:style-name="T2"><text:tab/> {</text:span><text:span text:style-name="T5">slice</text:span><text:span text:style-name="T2">.add(</text:span><text:span text:style-name="T7">""</text:span><text:span text:style-name="T2">+</text:span><text:span text:style-name="T8">text</text:span><text:span text:style-name="T2">.charAt(</text:span><text:span text:style-name="T8">i</text:span><text:span text:style-name="T2">-1)+</text:span><text:span text:style-name="T8">text</text:span><text:span text:style-name="T2">.charAt(</text:span><text:span text:style-name="T8">i</text:span><text:span text:style-name="T2">));</text:span></text:p>
      <text:p text:style-name="P6"><text:span text:style-name="T2"><text:tab/> </text:span><text:span text:style-name="T8">i</text:span><text:span text:style-name="T2">+=2;}</text:span></text:p>
      <text:p text:style-name="P6"><text:span text:style-name="T2"><text:tab/> </text:span><text:span text:style-name="T1">else</text:span><text:span text:style-name="T2"> {</text:span><text:span text:style-name="T5">slice</text:span><text:span text:style-name="T2">.add(</text:span><text:span text:style-name="T7">""</text:span><text:span text:style-name="T2">+</text:span><text:span text:style-name="T8">text</text:span><text:span text:style-name="T2">.charAt(</text:span><text:span text:style-name="T8">i</text:span><text:span text:style-name="T2">-1)+</text:span><text:span text:style-name="T7">'X'</text:span><text:span text:style-name="T2">);</text:span></text:p>
      <text:p text:style-name="P6"><text:span text:style-name="T2"><text:tab/> </text:span><text:span text:style-name="T8">i</text:span><text:span text:style-name="T2">+=1;}</text:span></text:p>
      <text:p text:style-name="P6"/>
      <text:p text:style-name="P5"><text:tab/>}</text:p>
      <text:p text:style-name="P6"><text:span text:style-name="T2"><text:s/></text:span><text:span text:style-name="T1">if</text:span><text:span text:style-name="T2">((</text:span><text:span text:style-name="T8">i</text:span><text:span text:style-name="T2">%2==1)&amp;&amp;(</text:span><text:span text:style-name="T8">i</text:span><text:span text:style-name="T2">==</text:span><text:span text:style-name="T8">text</text:span><text:span text:style-name="T2">.length())){</text:span><text:span text:style-name="T5">slice</text:span><text:span text:style-name="T2">.add(</text:span><text:span text:style-name="T7">""</text:span><text:span text:style-name="T2">+</text:span><text:span text:style-name="T8">text</text:span><text:span text:style-name="T2">.charAt(</text:span><text:span text:style-name="T8">i</text:span><text:span text:style-name="T2">-1)+</text:span><text:span text:style-name="T7">'X'</text:span><text:span text:style-name="T2">);}</text:span></text:p>
      <text:p text:style-name="P6"/>
      <text:p text:style-name="P6"><text:span text:style-name="T2"><text:s/>System.</text:span><text:span text:style-name="T6">out</text:span><text:span text:style-name="T2">.println(</text:span><text:span text:style-name="T7">"Press Y to print Input slices"</text:span><text:span text:style-name="T2">);</text:span></text:p>
      <text:p text:style-name="P6"><text:span text:style-name="T2"><text:s/></text:span><text:span text:style-name="T1">if</text:span><text:span text:style-name="T2">((</text:span><text:span text:style-name="T1">char</text:span><text:span text:style-name="T2">)System.</text:span><text:span text:style-name="T6">in</text:span><text:span text:style-name="T2">.read()==</text:span><text:span text:style-name="T7">'Y'</text:span><text:span text:style-name="T2">)</text:span></text:p>
      <text:p text:style-name="P5"><text:s/>{</text:p>
      <text:p text:style-name="P6"><text:span text:style-name="T2"><text:s/>System.</text:span><text:span text:style-name="T6">out</text:span><text:span text:style-name="T2">.println(</text:span><text:span text:style-name="T7">"Input text slices are:"</text:span><text:span text:style-name="T2">);</text:span></text:p>
      <text:p text:style-name="P6"><text:soft-page-break/><text:span text:style-name="T1">for</text:span><text:span text:style-name="T2"> (</text:span><text:span text:style-name="T8">i</text:span><text:span text:style-name="T2"> = 0; </text:span><text:span text:style-name="T8">i</text:span><text:span text:style-name="T2"> &lt; </text:span><text:span text:style-name="T5">slice</text:span><text:span text:style-name="T2">.size(); </text:span><text:span text:style-name="T8">i</text:span><text:span text:style-name="T2">++) {</text:span></text:p>
      <text:p text:style-name="P6"><text:span text:style-name="T2"><text:s text:c="8"/>System.</text:span><text:span text:style-name="T6">out</text:span><text:span text:style-name="T2">.print(</text:span><text:span text:style-name="T5">slice</text:span><text:span text:style-name="T2">.get(</text:span><text:span text:style-name="T8">i</text:span><text:span text:style-name="T2">) + </text:span><text:span text:style-name="T7">" "</text:span><text:span text:style-name="T2">);</text:span></text:p>
      <text:p text:style-name="P5"><text:s text:c="4"/>}</text:p>
      <text:p text:style-name="P6"><text:span text:style-name="T2"><text:s text:c="4"/>System.</text:span><text:span text:style-name="T6">out</text:span><text:span text:style-name="T2">.println();</text:span></text:p>
      <text:p text:style-name="P5">}</text:p>
      <text:p text:style-name="P5">}</text:p>
      <text:p text:style-name="P6"/>
      <text:p text:style-name="P6"><text:span text:style-name="T1">static</text:span><text:span text:style-name="T2"> </text:span><text:span text:style-name="T1">void</text:span><text:span text:style-name="T2"> encode() </text:span><text:span text:style-name="T1">throws</text:span><text:span text:style-name="T2"> Exception</text:span></text:p>
      <text:p text:style-name="P6"><text:span text:style-name="T2">{</text:span><text:span text:style-name="T1">int</text:span><text:span text:style-name="T2">[] </text:span><text:span text:style-name="T8">pos0</text:span><text:span text:style-name="T2">=</text:span><text:span text:style-name="T1">new</text:span><text:span text:style-name="T2"> </text:span><text:span text:style-name="T1">int</text:span><text:span text:style-name="T2">[</text:span><text:span text:style-name="T5">slice</text:span><text:span text:style-name="T2">.size()];</text:span><text:span text:style-name="T1">int</text:span><text:span text:style-name="T2">[] </text:span><text:span text:style-name="T8">pos1</text:span><text:span text:style-name="T2">=</text:span><text:span text:style-name="T1">new</text:span><text:span text:style-name="T2"> </text:span><text:span text:style-name="T1">int</text:span><text:span text:style-name="T2">[</text:span><text:span text:style-name="T5">slice</text:span><text:span text:style-name="T2">.size()];</text:span></text:p>
      <text:p text:style-name="P6"><text:span text:style-name="T2"><text:tab/></text:span><text:span text:style-name="T1">for</text:span><text:span text:style-name="T2"> (</text:span><text:span text:style-name="T1">int</text:span><text:span text:style-name="T2"> </text:span><text:span text:style-name="T8">i</text:span><text:span text:style-name="T2"> = 0; </text:span><text:span text:style-name="T8">i</text:span><text:span text:style-name="T2"> &lt; </text:span><text:span text:style-name="T5">mat</text:span><text:span text:style-name="T2">.</text:span><text:span text:style-name="T4">length</text:span><text:span text:style-name="T2">; </text:span><text:span text:style-name="T8">i</text:span><text:span text:style-name="T2">++) {</text:span></text:p>
      <text:p text:style-name="P6"><text:span text:style-name="T2"><text:tab/> <text:s text:c="3"/></text:span><text:span text:style-name="T1">for</text:span><text:span text:style-name="T2"> (</text:span><text:span text:style-name="T1">int</text:span><text:span text:style-name="T2"> </text:span><text:span text:style-name="T8">j</text:span><text:span text:style-name="T2"> = 0; </text:span><text:span text:style-name="T8">j</text:span><text:span text:style-name="T2"> &lt; </text:span><text:span text:style-name="T5">mat</text:span><text:span text:style-name="T2">[</text:span><text:span text:style-name="T8">i</text:span><text:span text:style-name="T2">].</text:span><text:span text:style-name="T4">length</text:span><text:span text:style-name="T2">; </text:span><text:span text:style-name="T8">j</text:span><text:span text:style-name="T2">++) {</text:span></text:p>
      <text:p text:style-name="P6"><text:span text:style-name="T2"><text:tab/> <text:s text:c="7"/></text:span><text:span text:style-name="T1">for</text:span><text:span text:style-name="T2">(</text:span><text:span text:style-name="T1">int</text:span><text:span text:style-name="T2"> </text:span><text:span text:style-name="T8">k</text:span><text:span text:style-name="T2">=0; </text:span><text:span text:style-name="T8">k</text:span><text:span text:style-name="T2">&lt;</text:span><text:span text:style-name="T5">slice</text:span><text:span text:style-name="T2">.size();</text:span><text:span text:style-name="T8">k</text:span><text:span text:style-name="T2">++)</text:span></text:p>
      <text:p text:style-name="P5"><text:tab/> <text:s text:c="7"/>{</text:p>
      <text:p text:style-name="P6"><text:span text:style-name="T2"><text:tab/> <text:s text:c="7"/><text:tab/></text:span><text:span text:style-name="T1">if</text:span><text:span text:style-name="T2">(</text:span><text:span text:style-name="T5">slice</text:span><text:span text:style-name="T2">.get(</text:span><text:span text:style-name="T8">k</text:span><text:span text:style-name="T2">).charAt(0)==</text:span><text:span text:style-name="T5">mat</text:span><text:span text:style-name="T2">[</text:span><text:span text:style-name="T8">i</text:span><text:span text:style-name="T2">][</text:span><text:span text:style-name="T8">j</text:span><text:span text:style-name="T2">])</text:span></text:p>
      <text:p text:style-name="P6"><text:span text:style-name="T2"><text:tab/> <text:s text:c="7"/><text:tab/></text:span><text:span text:style-name="T8">pos0</text:span><text:span text:style-name="T2">[</text:span><text:span text:style-name="T8">k</text:span><text:span text:style-name="T2">]=6*</text:span><text:span text:style-name="T8">i</text:span><text:span text:style-name="T2">+</text:span><text:span text:style-name="T8">j</text:span><text:span text:style-name="T2">;</text:span></text:p>
      <text:p text:style-name="P6"><text:span text:style-name="T2"><text:tab/> <text:s text:c="7"/><text:tab/></text:span><text:span text:style-name="T1">if</text:span><text:span text:style-name="T2">(</text:span><text:span text:style-name="T5">slice</text:span><text:span text:style-name="T2">.get(</text:span><text:span text:style-name="T8">k</text:span><text:span text:style-name="T2">).charAt(1)==</text:span><text:span text:style-name="T5">mat</text:span><text:span text:style-name="T2">[</text:span><text:span text:style-name="T8">i</text:span><text:span text:style-name="T2">][</text:span><text:span text:style-name="T8">j</text:span><text:span text:style-name="T2">])</text:span></text:p>
      <text:p text:style-name="P6"><text:span text:style-name="T2"><text:tab/><text:tab/> <text:s text:c="7"/></text:span><text:span text:style-name="T8">pos1</text:span><text:span text:style-name="T2">[</text:span><text:span text:style-name="T8">k</text:span><text:span text:style-name="T2">]=6*</text:span><text:span text:style-name="T8">i</text:span><text:span text:style-name="T2">+</text:span><text:span text:style-name="T8">j</text:span><text:span text:style-name="T2">;</text:span></text:p>
      <text:p text:style-name="P5"><text:tab/> <text:s text:c="7"/>}</text:p>
      <text:p text:style-name="P5"><text:tab/> <text:s text:c="3"/>}</text:p>
      <text:p text:style-name="P6"><text:span text:style-name="T2"><text:tab/> <text:s text:c="3"/></text:span><text:span text:style-name="T9">//System.out.println();</text:span></text:p>
      <text:p text:style-name="P5"><text:tab/> <text:s/>}</text:p>
      <text:p text:style-name="P6"><text:span text:style-name="T2"><text:tab/></text:span><text:span text:style-name="T1">for</text:span><text:span text:style-name="T2">(</text:span><text:span text:style-name="T1">int</text:span><text:span text:style-name="T2"> </text:span><text:span text:style-name="T8">k</text:span><text:span text:style-name="T2">=0; </text:span><text:span text:style-name="T8">k</text:span><text:span text:style-name="T2">&lt;</text:span><text:span text:style-name="T5">slice</text:span><text:span text:style-name="T2">.size();</text:span><text:span text:style-name="T8">k</text:span><text:span text:style-name="T2">++)</text:span></text:p>
      <text:p text:style-name="P6"><text:span text:style-name="T2"><text:s text:c="4"/>{</text:span><text:span text:style-name="T1">int</text:span><text:span text:style-name="T2"> </text:span><text:span text:style-name="T8">row0</text:span><text:span text:style-name="T2">=</text:span><text:span text:style-name="T8">pos0</text:span><text:span text:style-name="T2">[</text:span><text:span text:style-name="T8">k</text:span><text:span text:style-name="T2">]/6, </text:span><text:span text:style-name="T8">col0</text:span><text:span text:style-name="T2">=</text:span><text:span text:style-name="T8">pos0</text:span><text:span text:style-name="T2">[</text:span><text:span text:style-name="T8">k</text:span><text:span text:style-name="T2">]%6;</text:span></text:p>
      <text:p text:style-name="P6"><text:span text:style-name="T2"><text:s text:c="5"/></text:span><text:span text:style-name="T1">int</text:span><text:span text:style-name="T2"> </text:span><text:span text:style-name="T8">row1</text:span><text:span text:style-name="T2">=</text:span><text:span text:style-name="T8">pos1</text:span><text:span text:style-name="T2">[</text:span><text:span text:style-name="T8">k</text:span><text:span text:style-name="T2">]/6, </text:span><text:span text:style-name="T8">col1</text:span><text:span text:style-name="T2">=</text:span><text:span text:style-name="T8">pos1</text:span><text:span text:style-name="T2">[</text:span><text:span text:style-name="T8">k</text:span><text:span text:style-name="T2">]%6;</text:span></text:p>
      <text:p text:style-name="P5"><text:s text:c="4"/></text:p>
      <text:p text:style-name="P6"><text:span text:style-name="T2"><text:s text:c="4"/><text:tab/></text:span><text:span text:style-name="T1">if</text:span><text:span text:style-name="T2">(</text:span><text:span text:style-name="T8">row0</text:span><text:span text:style-name="T2">==</text:span><text:span text:style-name="T8">row1</text:span><text:span text:style-name="T2">)</text:span></text:p>
      <text:p text:style-name="P6"><text:span text:style-name="T2"><text:s text:c="4"/><text:tab/><text:tab/></text:span><text:span text:style-name="T5">enc_slice</text:span><text:span text:style-name="T2">.add(</text:span><text:span text:style-name="T7">""</text:span><text:span text:style-name="T2">+</text:span><text:span text:style-name="T5">mat</text:span><text:span text:style-name="T2">[</text:span><text:span text:style-name="T8">row0</text:span><text:span text:style-name="T2">][(</text:span><text:span text:style-name="T8">col0</text:span><text:span text:style-name="T2">+1)%6]+</text:span><text:span text:style-name="T5">mat</text:span><text:span text:style-name="T2">[</text:span><text:span text:style-name="T8">row1</text:span><text:span text:style-name="T2">][(</text:span><text:span text:style-name="T8">col1</text:span><text:span text:style-name="T2">+1)%6]);</text:span></text:p>
      <text:p text:style-name="P5"><text:s text:c="4"/><text:tab/></text:p>
      <text:p text:style-name="P6"><text:span text:style-name="T2"><text:s text:c="4"/><text:tab/></text:span><text:span text:style-name="T1">else</text:span><text:span text:style-name="T2"> </text:span><text:span text:style-name="T1">if</text:span><text:span text:style-name="T2">(</text:span><text:span text:style-name="T8">col0</text:span><text:span text:style-name="T2">==</text:span><text:span text:style-name="T8">col1</text:span><text:span text:style-name="T2">)</text:span></text:p>
      <text:p text:style-name="P6"><text:span text:style-name="T2"><text:s text:c="4"/><text:tab/><text:tab/></text:span><text:span text:style-name="T5">enc_slice</text:span><text:span text:style-name="T2">.add(</text:span><text:span text:style-name="T7">""</text:span><text:span text:style-name="T2">+</text:span><text:span text:style-name="T5">mat</text:span><text:span text:style-name="T2">[(</text:span><text:span text:style-name="T8">row0</text:span><text:span text:style-name="T2">+1)%6][</text:span><text:span text:style-name="T8">col0</text:span><text:span text:style-name="T2">]+</text:span><text:span text:style-name="T5">mat</text:span><text:span text:style-name="T2">[(</text:span><text:span text:style-name="T8">row1</text:span><text:span text:style-name="T2">+1)%6][</text:span><text:span text:style-name="T8">col1</text:span><text:span text:style-name="T2">]);</text:span></text:p>
      <text:p text:style-name="P6"><text:span text:style-name="T2"><text:s text:c="4"/><text:tab/></text:span><text:span text:style-name="T1">else</text:span><text:span text:style-name="T2"> </text:span><text:span text:style-name="T5">enc_slice</text:span><text:span text:style-name="T2">.add(</text:span><text:span text:style-name="T7">""</text:span><text:span text:style-name="T2">+</text:span><text:span text:style-name="T5">mat</text:span><text:span text:style-name="T2">[</text:span><text:span text:style-name="T8">row0</text:span><text:span text:style-name="T2">][</text:span><text:span text:style-name="T8">col1</text:span><text:span text:style-name="T2">]+</text:span><text:span text:style-name="T5">mat</text:span><text:span text:style-name="T2">[</text:span><text:span text:style-name="T8">row1</text:span><text:span text:style-name="T2">][</text:span><text:span text:style-name="T8">col0</text:span><text:span text:style-name="T2">]);</text:span></text:p>
      <text:p text:style-name="P5"><text:s text:c="4"/><text:tab/></text:p>
      <text:p text:style-name="P5"><text:s text:c="4"/>}</text:p>
      <text:p text:style-name="P5"><text:tab/> <text:tab/></text:p>
      <text:p text:style-name="P6"><text:span text:style-name="T2"><text:s text:c="4"/>System.</text:span><text:span text:style-name="T6">out</text:span><text:span text:style-name="T2">.print(</text:span><text:span text:style-name="T7">"Encoded slices are: "</text:span><text:span text:style-name="T2">);</text:span></text:p>
      <text:p text:style-name="P6"><text:span text:style-name="T2"><text:tab/></text:span><text:span text:style-name="T1">for</text:span><text:span text:style-name="T2"> (</text:span><text:span text:style-name="T1">int</text:span><text:span text:style-name="T2"> </text:span><text:span text:style-name="T8">i</text:span><text:span text:style-name="T2"> = 0; </text:span><text:span text:style-name="T8">i</text:span><text:span text:style-name="T2"> &lt; </text:span><text:span text:style-name="T5">enc_slice</text:span><text:span text:style-name="T2">.size(); </text:span><text:span text:style-name="T8">i</text:span><text:span text:style-name="T2">++) {</text:span></text:p>
      <text:p text:style-name="P6"><text:span text:style-name="T2"><text:s text:c="8"/>System.</text:span><text:span text:style-name="T6">out</text:span><text:span text:style-name="T2">.print(</text:span><text:span text:style-name="T5">enc_slice</text:span><text:span text:style-name="T2">.get(</text:span><text:span text:style-name="T8">i</text:span><text:span text:style-name="T2">) + </text:span><text:span text:style-name="T7">" "</text:span><text:span text:style-name="T2">);</text:span></text:p>
      <text:p text:style-name="P6"><text:span text:style-name="T2"><text:s text:c="8"/></text:span><text:span text:style-name="T5">cipher</text:span><text:span text:style-name="T2">=</text:span><text:span text:style-name="T5">cipher</text:span><text:span text:style-name="T2">+</text:span><text:span text:style-name="T5">enc_slice</text:span><text:span text:style-name="T2">.get(</text:span><text:span text:style-name="T8">i</text:span><text:span text:style-name="T2">);</text:span></text:p>
      <text:p text:style-name="P5"><text:s text:c="4"/></text:p>
      <text:p text:style-name="P5"><text:tab/>}</text:p>
      <text:p text:style-name="P5">}</text:p>
      <text:p text:style-name="P6"/>
      <text:p text:style-name="P6"><text:span text:style-name="T1">static</text:span><text:span text:style-name="T2"> </text:span><text:span text:style-name="T1">void</text:span><text:span text:style-name="T2"> decode() </text:span><text:span text:style-name="T1">throws</text:span><text:span text:style-name="T2"> Exception</text:span></text:p>
      <text:p text:style-name="P6"><text:span text:style-name="T2">{</text:span><text:span text:style-name="T1">int</text:span><text:span text:style-name="T2">[] </text:span><text:span text:style-name="T8">pos0</text:span><text:span text:style-name="T2">=</text:span><text:span text:style-name="T1">new</text:span><text:span text:style-name="T2"> </text:span><text:span text:style-name="T1">int</text:span><text:span text:style-name="T2">[</text:span><text:span text:style-name="T5">slice</text:span><text:span text:style-name="T2">.size()];</text:span><text:span text:style-name="T1">int</text:span><text:span text:style-name="T2">[] </text:span><text:span text:style-name="T8">pos1</text:span><text:span text:style-name="T2">=</text:span><text:span text:style-name="T1">new</text:span><text:span text:style-name="T2"> </text:span><text:span text:style-name="T1">int</text:span><text:span text:style-name="T2">[</text:span><text:span text:style-name="T5">slice</text:span><text:span text:style-name="T2">.size()];</text:span></text:p>
      <text:p text:style-name="P6"><text:span text:style-name="T2"><text:tab/></text:span><text:span text:style-name="T1">for</text:span><text:span text:style-name="T2"> (</text:span><text:span text:style-name="T1">int</text:span><text:span text:style-name="T2"> </text:span><text:span text:style-name="T8">i</text:span><text:span text:style-name="T2"> = 0; </text:span><text:span text:style-name="T8">i</text:span><text:span text:style-name="T2"> &lt; </text:span><text:span text:style-name="T5">mat</text:span><text:span text:style-name="T2">.</text:span><text:span text:style-name="T4">length</text:span><text:span text:style-name="T2">; </text:span><text:span text:style-name="T8">i</text:span><text:span text:style-name="T2">++) {</text:span></text:p>
      <text:p text:style-name="P6"><text:span text:style-name="T2"><text:tab/> <text:s text:c="3"/></text:span><text:span text:style-name="T1">for</text:span><text:span text:style-name="T2"> (</text:span><text:span text:style-name="T1">int</text:span><text:span text:style-name="T2"> </text:span><text:span text:style-name="T8">j</text:span><text:span text:style-name="T2"> = 0; </text:span><text:span text:style-name="T8">j</text:span><text:span text:style-name="T2"> &lt; </text:span><text:span text:style-name="T5">mat</text:span><text:span text:style-name="T2">[</text:span><text:span text:style-name="T8">i</text:span><text:span text:style-name="T2">].</text:span><text:span text:style-name="T4">length</text:span><text:span text:style-name="T2">; </text:span><text:span text:style-name="T8">j</text:span><text:span text:style-name="T2">++) {</text:span></text:p>
      <text:p text:style-name="P6"><text:span text:style-name="T2"><text:tab/> <text:s text:c="7"/></text:span><text:span text:style-name="T1">for</text:span><text:span text:style-name="T2">(</text:span><text:span text:style-name="T1">int</text:span><text:span text:style-name="T2"> </text:span><text:span text:style-name="T8">k</text:span><text:span text:style-name="T2">=0; </text:span><text:span text:style-name="T8">k</text:span><text:span text:style-name="T2">&lt;</text:span><text:span text:style-name="T5">slice</text:span><text:span text:style-name="T2">.size();</text:span><text:span text:style-name="T8">k</text:span><text:span text:style-name="T2">++)</text:span></text:p>
      <text:p text:style-name="P5"><text:tab/> <text:s text:c="7"/>{</text:p>
      <text:p text:style-name="P6"><text:span text:style-name="T2"><text:tab/> <text:s text:c="7"/><text:tab/></text:span><text:span text:style-name="T1">if</text:span><text:span text:style-name="T2">(</text:span><text:span text:style-name="T5">slice</text:span><text:span text:style-name="T2">.get(</text:span><text:span text:style-name="T8">k</text:span><text:span text:style-name="T2">).charAt(0)==</text:span><text:span text:style-name="T5">mat</text:span><text:span text:style-name="T2">[</text:span><text:span text:style-name="T8">i</text:span><text:span text:style-name="T2">][</text:span><text:span text:style-name="T8">j</text:span><text:span text:style-name="T2">])</text:span></text:p>
      <text:p text:style-name="P6"><text:span text:style-name="T2"><text:tab/> <text:s text:c="7"/><text:tab/></text:span><text:span text:style-name="T8">pos0</text:span><text:span text:style-name="T2">[</text:span><text:span text:style-name="T8">k</text:span><text:span text:style-name="T2">]=6*</text:span><text:span text:style-name="T8">i</text:span><text:span text:style-name="T2">+</text:span><text:span text:style-name="T8">j</text:span><text:span text:style-name="T2">;</text:span></text:p>
      <text:p text:style-name="P6"><text:span text:style-name="T2"><text:tab/> <text:s text:c="7"/><text:tab/></text:span><text:span text:style-name="T1">if</text:span><text:span text:style-name="T2">(</text:span><text:span text:style-name="T5">slice</text:span><text:span text:style-name="T2">.get(</text:span><text:span text:style-name="T8">k</text:span><text:span text:style-name="T2">).charAt(1)==</text:span><text:span text:style-name="T5">mat</text:span><text:span text:style-name="T2">[</text:span><text:span text:style-name="T8">i</text:span><text:span text:style-name="T2">][</text:span><text:span text:style-name="T8">j</text:span><text:span text:style-name="T2">])</text:span></text:p>
      <text:p text:style-name="P6"><text:span text:style-name="T2"><text:tab/><text:tab/> <text:s text:c="7"/></text:span><text:span text:style-name="T8">pos1</text:span><text:span text:style-name="T2">[</text:span><text:span text:style-name="T8">k</text:span><text:span text:style-name="T2">]=6*</text:span><text:span text:style-name="T8">i</text:span><text:span text:style-name="T2">+</text:span><text:span text:style-name="T8">j</text:span><text:span text:style-name="T2">;</text:span></text:p>
      <text:p text:style-name="P5"><text:tab/> <text:s text:c="7"/>}</text:p>
      <text:p text:style-name="P5"><text:tab/> <text:s text:c="3"/>}</text:p>
      <text:p text:style-name="P6"><text:span text:style-name="T2"><text:tab/> <text:s text:c="3"/></text:span><text:span text:style-name="T9">//System.out.println();</text:span></text:p>
      <text:p text:style-name="P5"><text:tab/> <text:s/>}</text:p>
      <text:p text:style-name="P6"><text:span text:style-name="T2"><text:tab/></text:span><text:span text:style-name="T1">for</text:span><text:span text:style-name="T2">(</text:span><text:span text:style-name="T1">int</text:span><text:span text:style-name="T2"> </text:span><text:span text:style-name="T8">k</text:span><text:span text:style-name="T2">=0; </text:span><text:span text:style-name="T8">k</text:span><text:span text:style-name="T2">&lt;</text:span><text:span text:style-name="T5">slice</text:span><text:span text:style-name="T2">.size();</text:span><text:span text:style-name="T8">k</text:span><text:span text:style-name="T2">++)</text:span></text:p>
      <text:p text:style-name="P6"><text:span text:style-name="T2"><text:s text:c="4"/>{</text:span><text:span text:style-name="T1">int</text:span><text:span text:style-name="T2"> </text:span><text:span text:style-name="T8">row0</text:span><text:span text:style-name="T2">=</text:span><text:span text:style-name="T8">pos0</text:span><text:span text:style-name="T2">[</text:span><text:span text:style-name="T8">k</text:span><text:span text:style-name="T2">]/6, </text:span><text:span text:style-name="T8">col0</text:span><text:span text:style-name="T2">=</text:span><text:span text:style-name="T8">pos0</text:span><text:span text:style-name="T2">[</text:span><text:span text:style-name="T8">k</text:span><text:span text:style-name="T2">]%6;</text:span></text:p>
      <text:p text:style-name="P6"><text:span text:style-name="T2"><text:s text:c="5"/></text:span><text:span text:style-name="T1">int</text:span><text:span text:style-name="T2"> </text:span><text:span text:style-name="T8">row1</text:span><text:span text:style-name="T2">=</text:span><text:span text:style-name="T8">pos1</text:span><text:span text:style-name="T2">[</text:span><text:span text:style-name="T8">k</text:span><text:span text:style-name="T2">]/6, </text:span><text:span text:style-name="T8">col1</text:span><text:span text:style-name="T2">=</text:span><text:span text:style-name="T8">pos1</text:span><text:span text:style-name="T2">[</text:span><text:span text:style-name="T8">k</text:span><text:span text:style-name="T2">]%6;</text:span></text:p>
      <text:p text:style-name="P5"><text:soft-page-break/><text:s text:c="4"/></text:p>
      <text:p text:style-name="P6"><text:span text:style-name="T2"><text:s text:c="4"/><text:tab/></text:span><text:span text:style-name="T1">if</text:span><text:span text:style-name="T2">(</text:span><text:span text:style-name="T8">row0</text:span><text:span text:style-name="T2">==</text:span><text:span text:style-name="T8">row1</text:span><text:span text:style-name="T2">)</text:span></text:p>
      <text:p text:style-name="P6"><text:span text:style-name="T2"><text:s text:c="4"/><text:tab/><text:tab/></text:span><text:span text:style-name="T5">enc_slice</text:span><text:span text:style-name="T2">.add(</text:span><text:span text:style-name="T7">""</text:span><text:span text:style-name="T2">+</text:span><text:span text:style-name="T5">mat</text:span><text:span text:style-name="T2">[</text:span><text:span text:style-name="T8">row0</text:span><text:span text:style-name="T2">][(</text:span><text:span text:style-name="T8">col0</text:span><text:span text:style-name="T2">-1+6)%6]+</text:span><text:span text:style-name="T5">mat</text:span><text:span text:style-name="T2">[</text:span><text:span text:style-name="T8">row1</text:span><text:span text:style-name="T2">][(</text:span><text:span text:style-name="T8">col1</text:span><text:span text:style-name="T2">-1+6)%6]);</text:span></text:p>
      <text:p text:style-name="P5"><text:s text:c="4"/><text:tab/></text:p>
      <text:p text:style-name="P6"><text:span text:style-name="T2"><text:s text:c="4"/><text:tab/></text:span><text:span text:style-name="T1">else</text:span><text:span text:style-name="T2"> </text:span><text:span text:style-name="T1">if</text:span><text:span text:style-name="T2">(</text:span><text:span text:style-name="T8">col0</text:span><text:span text:style-name="T2">==</text:span><text:span text:style-name="T8">col1</text:span><text:span text:style-name="T2">)</text:span></text:p>
      <text:p text:style-name="P6"><text:span text:style-name="T2"><text:s text:c="4"/><text:tab/><text:tab/></text:span><text:span text:style-name="T5">enc_slice</text:span><text:span text:style-name="T2">.add(</text:span><text:span text:style-name="T7">""</text:span><text:span text:style-name="T2">+</text:span><text:span text:style-name="T5">mat</text:span><text:span text:style-name="T2">[(</text:span><text:span text:style-name="T8">row0</text:span><text:span text:style-name="T2">-1+6)%6][</text:span><text:span text:style-name="T8">col0</text:span><text:span text:style-name="T2">]+</text:span><text:span text:style-name="T5">mat</text:span><text:span text:style-name="T2">[(</text:span><text:span text:style-name="T8">row1</text:span><text:span text:style-name="T2">-1+6)%6][</text:span><text:span text:style-name="T8">col1</text:span><text:span text:style-name="T2">]);</text:span></text:p>
      <text:p text:style-name="P6"><text:span text:style-name="T2"><text:s text:c="4"/><text:tab/></text:span><text:span text:style-name="T1">else</text:span><text:span text:style-name="T2"> </text:span><text:span text:style-name="T5">enc_slice</text:span><text:span text:style-name="T2">.add(</text:span><text:span text:style-name="T7">""</text:span><text:span text:style-name="T2">+</text:span><text:span text:style-name="T5">mat</text:span><text:span text:style-name="T2">[</text:span><text:span text:style-name="T8">row0</text:span><text:span text:style-name="T2">][</text:span><text:span text:style-name="T8">col1</text:span><text:span text:style-name="T2">]+</text:span><text:span text:style-name="T5">mat</text:span><text:span text:style-name="T2">[</text:span><text:span text:style-name="T8">row1</text:span><text:span text:style-name="T2">][</text:span><text:span text:style-name="T8">col0</text:span><text:span text:style-name="T2">]);</text:span></text:p>
      <text:p text:style-name="P5"><text:s text:c="4"/><text:tab/></text:p>
      <text:p text:style-name="P5"><text:s text:c="4"/>}</text:p>
      <text:p text:style-name="P6"><text:span text:style-name="T2"><text:tab/>System.</text:span><text:span text:style-name="T6">out</text:span><text:span text:style-name="T2">.print(</text:span><text:span text:style-name="T7">"Decoded slices are: "</text:span><text:span text:style-name="T2">);</text:span></text:p>
      <text:p text:style-name="P6"><text:span text:style-name="T2"><text:tab/></text:span><text:span text:style-name="T1">for</text:span><text:span text:style-name="T2"> (</text:span><text:span text:style-name="T1">int</text:span><text:span text:style-name="T2"> </text:span><text:span text:style-name="T8">i</text:span><text:span text:style-name="T2"> = 0; </text:span><text:span text:style-name="T8">i</text:span><text:span text:style-name="T2"> &lt; </text:span><text:span text:style-name="T5">enc_slice</text:span><text:span text:style-name="T2">.size(); </text:span><text:span text:style-name="T8">i</text:span><text:span text:style-name="T2">++) {</text:span></text:p>
      <text:p text:style-name="P6"><text:span text:style-name="T2"><text:s text:c="8"/>System.</text:span><text:span text:style-name="T6">out</text:span><text:span text:style-name="T2">.print(</text:span><text:span text:style-name="T5">enc_slice</text:span><text:span text:style-name="T2">.get(</text:span><text:span text:style-name="T8">i</text:span><text:span text:style-name="T2">) + </text:span><text:span text:style-name="T7">" "</text:span><text:span text:style-name="T2">);</text:span></text:p>
      <text:p text:style-name="P6"><text:span text:style-name="T2"><text:s text:c="8"/></text:span><text:span text:style-name="T5">plain</text:span><text:span text:style-name="T2">=</text:span><text:span text:style-name="T5">plain</text:span><text:span text:style-name="T2">+</text:span><text:span text:style-name="T5">enc_slice</text:span><text:span text:style-name="T2">.get(</text:span><text:span text:style-name="T8">i</text:span><text:span text:style-name="T2">);</text:span></text:p>
      <text:p text:style-name="P5"><text:s text:c="4"/>}</text:p>
      <text:p text:style-name="P5"><text:tab/> </text:p>
      <text:p text:style-name="P5">}</text:p>
      <text:p text:style-name="P6"/>
      <text:p text:style-name="P5">}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van </meta:initial-creator>
    <meta:creation-date>2017-08-01T21:40:10.92</meta:creation-date>
    <dc:date>2017-08-01T22:21:56.99</dc:date>
    <dc:creator>Pavan </dc:creator>
    <meta:editing-duration>PT5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4" meta:paragraph-count="176" meta:word-count="450" meta:character-count="4840"/>
  </office:meta>
</office:document-meta>
</file>